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d6e2" officeooo:paragraph-rsid="000120d2" style:font-weight-asian="bold" style:font-weight-complex="bold"/>
    </style:style>
    <style:style style:name="P2" style:family="paragraph" style:parent-style-name="Standard">
      <style:text-properties fo:font-weight="bold" officeooo:rsid="003a393d" officeooo:paragraph-rsid="000120d2" style:font-weight-asian="bold" style:font-weight-complex="bold"/>
    </style:style>
    <style:style style:name="P3" style:family="paragraph" style:parent-style-name="Standard">
      <style:text-properties fo:font-weight="bold" officeooo:rsid="00394eaf" officeooo:paragraph-rsid="000120d2" style:font-weight-asian="bold" style:font-weight-complex="bold"/>
    </style:style>
    <style:style style:name="P4" style:family="paragraph" style:parent-style-name="Standard">
      <style:text-properties fo:font-weight="bold" officeooo:rsid="0001f3bf" officeooo:paragraph-rsid="0001f3bf" style:font-weight-asian="bold" style:font-weight-complex="bold"/>
    </style:style>
    <style:style style:name="P5" style:family="paragraph" style:parent-style-name="Standard">
      <style:text-properties fo:font-weight="bold" officeooo:rsid="004c5afd" officeooo:paragraph-rsid="000120d2" style:font-weight-asian="bold" style:font-weight-complex="bold"/>
    </style:style>
    <style:style style:name="P6" style:family="paragraph" style:parent-style-name="Standard">
      <style:text-properties fo:font-weight="bold" officeooo:rsid="004c5afd" officeooo:paragraph-rsid="000ce3a7" style:font-weight-asian="bold" style:font-weight-complex="bold"/>
    </style:style>
    <style:style style:name="P7" style:family="paragraph" style:parent-style-name="Standard">
      <style:text-properties fo:font-weight="bold" officeooo:rsid="000ce3a7" officeooo:paragraph-rsid="000ce3a7" style:font-weight-asian="bold" style:font-weight-complex="bold"/>
    </style:style>
    <style:style style:name="P8" style:family="paragraph" style:parent-style-name="Standard">
      <style:text-properties officeooo:rsid="000b921e" officeooo:paragraph-rsid="000120d2"/>
    </style:style>
    <style:style style:name="P9" style:family="paragraph" style:parent-style-name="Standard">
      <style:text-properties officeooo:rsid="00060733" officeooo:paragraph-rsid="000120d2"/>
    </style:style>
    <style:style style:name="P10" style:family="paragraph" style:parent-style-name="Standard">
      <style:text-properties officeooo:rsid="0006f0fe" officeooo:paragraph-rsid="000120d2"/>
    </style:style>
    <style:style style:name="P11" style:family="paragraph" style:parent-style-name="Standard">
      <style:text-properties officeooo:rsid="0008380a" officeooo:paragraph-rsid="000120d2"/>
    </style:style>
    <style:style style:name="P12" style:family="paragraph" style:parent-style-name="Standard">
      <style:text-properties officeooo:rsid="004c5afd" officeooo:paragraph-rsid="000120d2"/>
    </style:style>
    <style:style style:name="P13" style:family="paragraph" style:parent-style-name="Standard">
      <style:text-properties officeooo:rsid="00384ccb" officeooo:paragraph-rsid="000120d2"/>
    </style:style>
    <style:style style:name="P14" style:family="paragraph" style:parent-style-name="Standard">
      <style:text-properties officeooo:rsid="000c79ab" officeooo:paragraph-rsid="000120d2"/>
    </style:style>
    <style:style style:name="P15" style:family="paragraph" style:parent-style-name="Standard">
      <style:text-properties officeooo:rsid="000df407" officeooo:paragraph-rsid="000120d2"/>
    </style:style>
    <style:style style:name="P16" style:family="paragraph" style:parent-style-name="Standard">
      <style:text-properties officeooo:rsid="00114489" officeooo:paragraph-rsid="000120d2"/>
    </style:style>
    <style:style style:name="P17" style:family="paragraph" style:parent-style-name="Standard">
      <style:text-properties officeooo:rsid="001d1764" officeooo:paragraph-rsid="000120d2"/>
    </style:style>
    <style:style style:name="P18" style:family="paragraph" style:parent-style-name="Standard">
      <style:text-properties officeooo:rsid="00362346" officeooo:paragraph-rsid="000120d2"/>
    </style:style>
    <style:style style:name="P19" style:family="paragraph" style:parent-style-name="Standard">
      <style:text-properties officeooo:rsid="0033ece8" officeooo:paragraph-rsid="000120d2"/>
    </style:style>
    <style:style style:name="P20" style:family="paragraph" style:parent-style-name="Standard">
      <style:text-properties officeooo:rsid="0034afad" officeooo:paragraph-rsid="000120d2"/>
    </style:style>
    <style:style style:name="P21" style:family="paragraph" style:parent-style-name="Standard">
      <style:text-properties officeooo:rsid="00353891" officeooo:paragraph-rsid="000120d2"/>
    </style:style>
    <style:style style:name="P22" style:family="paragraph" style:parent-style-name="Standard">
      <style:text-properties officeooo:rsid="0011e30f" officeooo:paragraph-rsid="000120d2"/>
    </style:style>
    <style:style style:name="P23" style:family="paragraph" style:parent-style-name="Standard">
      <style:text-properties officeooo:rsid="0012e74b" officeooo:paragraph-rsid="000120d2"/>
    </style:style>
    <style:style style:name="P24" style:family="paragraph" style:parent-style-name="Standard">
      <style:text-properties officeooo:rsid="0014d6e2" officeooo:paragraph-rsid="000120d2"/>
    </style:style>
    <style:style style:name="P25" style:family="paragraph" style:parent-style-name="Standard">
      <style:text-properties officeooo:rsid="0015af33" officeooo:paragraph-rsid="000120d2"/>
    </style:style>
    <style:style style:name="P26" style:family="paragraph" style:parent-style-name="Standard">
      <style:text-properties officeooo:rsid="00394eaf" officeooo:paragraph-rsid="000120d2"/>
    </style:style>
    <style:style style:name="P27" style:family="paragraph" style:parent-style-name="Standard">
      <style:text-properties officeooo:rsid="001734f1" officeooo:paragraph-rsid="000120d2"/>
    </style:style>
    <style:style style:name="P28" style:family="paragraph" style:parent-style-name="Standard">
      <style:text-properties officeooo:rsid="0018a170" officeooo:paragraph-rsid="000120d2"/>
    </style:style>
    <style:style style:name="P29" style:family="paragraph" style:parent-style-name="Standard">
      <style:text-properties officeooo:rsid="001a5c9e" officeooo:paragraph-rsid="000120d2"/>
    </style:style>
    <style:style style:name="P30" style:family="paragraph" style:parent-style-name="Standard">
      <style:text-properties officeooo:rsid="001b49dc" officeooo:paragraph-rsid="000120d2"/>
    </style:style>
    <style:style style:name="P31" style:family="paragraph" style:parent-style-name="Standard">
      <style:text-properties officeooo:rsid="001e12e4" officeooo:paragraph-rsid="000120d2"/>
    </style:style>
    <style:style style:name="P32" style:family="paragraph" style:parent-style-name="Standard">
      <style:text-properties officeooo:rsid="0022ce61" officeooo:paragraph-rsid="000120d2"/>
    </style:style>
    <style:style style:name="P33" style:family="paragraph" style:parent-style-name="Standard">
      <style:text-properties officeooo:rsid="00201044" officeooo:paragraph-rsid="000120d2"/>
    </style:style>
    <style:style style:name="P34" style:family="paragraph" style:parent-style-name="Standard">
      <style:text-properties officeooo:rsid="00212110" officeooo:paragraph-rsid="000120d2"/>
    </style:style>
    <style:style style:name="P35" style:family="paragraph" style:parent-style-name="Standard">
      <style:text-properties officeooo:rsid="00214ebd" officeooo:paragraph-rsid="000120d2"/>
    </style:style>
    <style:style style:name="P36" style:family="paragraph" style:parent-style-name="Standard">
      <style:text-properties officeooo:rsid="0022153c" officeooo:paragraph-rsid="000120d2"/>
    </style:style>
    <style:style style:name="P37" style:family="paragraph" style:parent-style-name="Standard">
      <style:text-properties officeooo:rsid="00247a45" officeooo:paragraph-rsid="000120d2"/>
    </style:style>
    <style:style style:name="P38" style:family="paragraph" style:parent-style-name="Standard">
      <style:text-properties officeooo:rsid="00255cdb" officeooo:paragraph-rsid="000120d2"/>
    </style:style>
    <style:style style:name="P39" style:family="paragraph" style:parent-style-name="Standard">
      <style:text-properties officeooo:rsid="0025db85" officeooo:paragraph-rsid="000120d2"/>
    </style:style>
    <style:style style:name="P40" style:family="paragraph" style:parent-style-name="Standard">
      <style:text-properties officeooo:rsid="00273e22" officeooo:paragraph-rsid="000120d2"/>
    </style:style>
    <style:style style:name="P41" style:family="paragraph" style:parent-style-name="Standard">
      <style:text-properties officeooo:rsid="002a8354" officeooo:paragraph-rsid="000120d2"/>
    </style:style>
    <style:style style:name="P42" style:family="paragraph" style:parent-style-name="Standard">
      <style:text-properties officeooo:rsid="002bae25" officeooo:paragraph-rsid="000120d2"/>
    </style:style>
    <style:style style:name="P43" style:family="paragraph" style:parent-style-name="Standard">
      <style:text-properties officeooo:rsid="002bcf0b" officeooo:paragraph-rsid="000120d2"/>
    </style:style>
    <style:style style:name="P44" style:family="paragraph" style:parent-style-name="Standard">
      <style:text-properties officeooo:rsid="002d1495" officeooo:paragraph-rsid="000120d2"/>
    </style:style>
    <style:style style:name="P45" style:family="paragraph" style:parent-style-name="Standard">
      <style:text-properties officeooo:rsid="002f0863" officeooo:paragraph-rsid="000120d2"/>
    </style:style>
    <style:style style:name="P46" style:family="paragraph" style:parent-style-name="Standard">
      <style:text-properties officeooo:rsid="0028e33a" officeooo:paragraph-rsid="000120d2"/>
    </style:style>
    <style:style style:name="P47" style:family="paragraph" style:parent-style-name="Standard">
      <style:text-properties officeooo:rsid="0044db9b" officeooo:paragraph-rsid="000120d2"/>
    </style:style>
    <style:style style:name="P48" style:family="paragraph" style:parent-style-name="Standard">
      <style:text-properties officeooo:rsid="0047994e" officeooo:paragraph-rsid="000120d2"/>
    </style:style>
    <style:style style:name="P49" style:family="paragraph" style:parent-style-name="Standard">
      <style:text-properties officeooo:rsid="0031b849" officeooo:paragraph-rsid="000120d2"/>
    </style:style>
    <style:style style:name="P50" style:family="paragraph" style:parent-style-name="Standard">
      <style:text-properties officeooo:rsid="0033006c" officeooo:paragraph-rsid="000120d2"/>
    </style:style>
    <style:style style:name="P51" style:family="paragraph" style:parent-style-name="Standard">
      <style:text-properties officeooo:rsid="003868e1" officeooo:paragraph-rsid="000120d2"/>
    </style:style>
    <style:style style:name="P52" style:family="paragraph" style:parent-style-name="Standard">
      <style:text-properties officeooo:rsid="003b2e36" officeooo:paragraph-rsid="000120d2"/>
    </style:style>
    <style:style style:name="P53" style:family="paragraph" style:parent-style-name="Standard">
      <style:text-properties officeooo:rsid="0040c931" officeooo:paragraph-rsid="000120d2"/>
    </style:style>
    <style:style style:name="P54" style:family="paragraph" style:parent-style-name="Standard">
      <style:text-properties officeooo:rsid="0040edfa" officeooo:paragraph-rsid="000120d2"/>
    </style:style>
    <style:style style:name="P55" style:family="paragraph" style:parent-style-name="Standard">
      <style:text-properties officeooo:rsid="004aa3f5" officeooo:paragraph-rsid="000120d2"/>
    </style:style>
    <style:style style:name="P56" style:family="paragraph" style:parent-style-name="Standard">
      <style:text-properties officeooo:rsid="004900ef" officeooo:paragraph-rsid="000120d2"/>
    </style:style>
    <style:style style:name="P57" style:family="paragraph" style:parent-style-name="Standard">
      <style:text-properties fo:font-weight="normal" officeooo:rsid="004c5afd" officeooo:paragraph-rsid="000120d2" style:font-weight-asian="normal" style:font-weight-complex="normal"/>
    </style:style>
    <style:style style:name="P58" style:family="paragraph" style:parent-style-name="Standard">
      <style:text-properties fo:font-weight="bold" officeooo:rsid="000b921e" officeooo:paragraph-rsid="000120d2" style:font-weight-asian="bold" style:font-weight-complex="bold"/>
    </style:style>
    <style:style style:name="P59" style:family="paragraph" style:parent-style-name="Standard">
      <style:text-properties fo:font-weight="bold" officeooo:rsid="0006f0fe" officeooo:paragraph-rsid="000120d2" style:font-weight-asian="bold" style:font-weight-complex="bold"/>
    </style:style>
    <style:style style:name="P60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7d8ae" style:font-weight-asian="bold" style:font-weight-complex="bold"/>
    </style:style>
    <style:style style:name="T3" style:family="text">
      <style:text-properties fo:font-weight="bold" officeooo:rsid="003a393d" style:font-weight-asian="bold" style:font-weight-complex="bold"/>
    </style:style>
    <style:style style:name="T4" style:family="text">
      <style:text-properties fo:font-weight="bold" officeooo:rsid="003a4cda" style:font-weight-asian="bold" style:font-weight-complex="bold"/>
    </style:style>
    <style:style style:name="T5" style:family="text">
      <style:text-properties fo:font-weight="bold" officeooo:rsid="003cbfb1" style:font-weight-asian="bold" style:font-weight-complex="bold"/>
    </style:style>
    <style:style style:name="T6" style:family="text">
      <style:text-properties officeooo:rsid="0010fbaa"/>
    </style:style>
    <style:style style:name="T7" style:family="text">
      <style:text-properties officeooo:rsid="003ea55c"/>
    </style:style>
    <style:style style:name="T8" style:family="text">
      <style:text-properties officeooo:rsid="0039966b"/>
    </style:style>
    <style:style style:name="T9" style:family="text">
      <style:text-properties officeooo:rsid="0022153c"/>
    </style:style>
    <style:style style:name="T10" style:family="text">
      <style:text-properties fo:color="#000000" style:font-name="Liberation Sans" fo:font-size="14pt" fo:font-style="normal" fo:font-weight="bold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000000" style:font-name="Liberation Sans" fo:font-size="14pt" fo:font-style="normal" fo:font-weight="bold" officeooo:rsid="0040bc06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2a00ff" style:font-name="Liberation Sans" fo:font-size="14pt" fo:font-style="italic" fo:background-color="#ffffff" loext:char-shading-value="0" style:font-size-asian="14pt" style:font-style-asian="italic" style:font-size-complex="14pt"/>
    </style:style>
    <style:style style:name="T13" style:family="text">
      <style:text-properties officeooo:rsid="00036bea"/>
    </style:style>
    <style:style style:name="T14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JUnit</text:p>
      <text:p text:style-name="P9"><text:a xlink:type="simple" xlink:href="https://rpouiller.developpez.com/tutoriels/java/tests-unitaires-junit4/" text:style-name="Internet_20_link" text:visited-style-name="Visited_20_Internet_20_Link">https://rpouiller.developpez.com/tutoriels/java/tests-unitaires-junit4/</text:a></text:p>
      <text:p text:style-name="P9"/>
      <text:p text:style-name="P58">Annotation</text:p>
      <text:p text:style-name="P8"><text:a xlink:type="simple" xlink:href="https://www.supinfo.com/articles/single/2486-tests-unitaires-java#idm45643880450928" text:style-name="Internet_20_link" text:visited-style-name="Visited_20_Internet_20_Link">https://www.supinfo.com/articles/single/2486-tests-unitaires-java#idm45643880450928</text:a></text:p>
      <text:p text:style-name="P9"/>
      <text:p text:style-name="P59">SQL</text:p>
      <text:p text:style-name="P10"><text:a xlink:type="simple" xlink:href="https://www.1keydata.com/fr/sql/sql-having.php" text:style-name="Internet_20_link" text:visited-style-name="Visited_20_Internet_20_Link">https://www.1keydata.com/fr/sql/sql-having.php</text:a></text:p>
      <text:p text:style-name="P10"/>
      <text:p text:style-name="P10"><text:a xlink:type="simple" xlink:href="http://sql.sh/ressources/cours-sql-sh-.pdf" text:style-name="Internet_20_link" text:visited-style-name="Visited_20_Internet_20_Link">http://sql.sh/ressources/cours-sql-sh-.pdf</text:a></text:p>
      <text:p text:style-name="P10"/>
      <text:p text:style-name="P11"><text:a xlink:type="simple" xlink:href="http://sql.sh/fonctions/concat" text:style-name="Internet_20_link" text:visited-style-name="Visited_20_Internet_20_Link">http://sql.sh/fonctions/concat</text:a></text:p>
      <text:p text:style-name="P12"/>
      <text:p text:style-name="P13"><text:a xlink:type="simple" xlink:href="https://sql.sh/cours/update" text:style-name="Internet_20_link" text:visited-style-name="Visited_20_Internet_20_Link">https://sql.sh/cours/update</text:a> <text:span text:style-name="T1">1</text:span></text:p>
      <text:p text:style-name="P13"/>
      <text:p text:style-name="P11"/>
      <text:p text:style-name="P14">Test unitaire(EN)</text:p>
      <text:p text:style-name="P14"><text:a xlink:type="simple" xlink:href="http://www.java2novice.com/junit-examples/assert-not-same/" text:style-name="Internet_20_link" text:visited-style-name="Visited_20_Internet_20_Link">http://www.java2novice.com/junit-examples/assert-not-same/</text:a></text:p>
      <text:p text:style-name="P14">(FR)</text:p>
      <text:p text:style-name="P14"><text:a xlink:type="simple" xlink:href="https://translate.google.com/translate?hl=fr&amp;sl=en&amp;tl=fr&amp;u=http%3A%2F%2Fwww.java2novice.com%2Fjunit-examples%2Fjunit-annotations%2F" text:style-name="Internet_20_link" text:visited-style-name="Visited_20_Internet_20_Link">https://translate.google.com/translate?hl=fr&amp;sl=en&amp;tl=fr&amp;u=http%3A%2F%2Fwww.java2novice.com%2Fjunit-examples%2Fjunit-annotations%2F</text:a></text:p>
      <text:p text:style-name="P14"/>
      <text:p text:style-name="P15">git video<text:span text:style-name="T6">( 1 à 12)</text:span></text:p>
      <text:p text:style-name="P15"><text:a xlink:type="simple" xlink:href="https://www.youtube.com/watch?v=zNxGgI6O5NE&amp;pbjreload=10" text:style-name="Internet_20_link" text:visited-style-name="Visited_20_Internet_20_Link">https://www.youtube.com/watch?v=zNxGgI6O5NE&amp;pbjreload=10</text:a></text:p>
      <text:p text:style-name="P15"/>
      <text:p text:style-name="P16">gradle install</text:p>
      <text:p text:style-name="P16"><text:a xlink:type="simple" xlink:href="https://translate.google.com/translate?hl=fr&amp;sl=en&amp;u=https://gradle.org/install/&amp;prev=search" text:style-name="Internet_20_link" text:visited-style-name="Visited_20_Internet_20_Link">https://translate.google.com/translate?hl=fr&amp;sl=en&amp;u=https://gradle.org/install/&amp;prev=search</text:a></text:p>
      <text:p text:style-name="P17"><text:a xlink:type="simple" xlink:href="https://nipil.org/2016/11/12/premiers-pas-avec-gradle-groovy-idea.html" text:style-name="Internet_20_link" text:visited-style-name="Visited_20_Internet_20_Link">https://nipil.org/2016/11/12/premiers-pas-avec-gradle-groovy-idea.html</text:a></text:p>
      <text:p text:style-name="P17"/>
      <text:p text:style-name="P18">Cour sur gradle</text:p>
      <text:p text:style-name="P19"><text:a xlink:type="simple" xlink:href="https://translate.google.com/translate?hl=fr&amp;sl=en&amp;u=https://www.tutorialspoint.com/gradle/gradle_build_a_java_project.htm&amp;prev=search" text:style-name="Internet_20_link" text:visited-style-name="Visited_20_Internet_20_Link">https://translate.google.com/translate?hl=fr&amp;sl=en&amp;u=https://www.tutorialspoint.com/gradle/gradle_build_a_java_project.htm&amp;prev=search</text:a> <text:s/><text:span text:style-name="T2">1</text:span></text:p>
      <text:p text:style-name="P19"/>
      <text:p text:style-name="P20"><text:a xlink:type="simple" xlink:href="https://translate.google.com/translate?hl=fr&amp;sl=en&amp;u=https://spring.io/guides/gs/gradle/&amp;prev=search" text:style-name="Internet_20_link" text:visited-style-name="Visited_20_Internet_20_Link">https://translate.google.com/translate?hl=fr&amp;sl=en&amp;u=https://spring.io/guides/gs/gradle/&amp;prev=search</text:a> <text:span text:style-name="T2">3</text:span></text:p>
      <text:p text:style-name="P20"/>
      <text:p text:style-name="P21"><text:a xlink:type="simple" xlink:href="https://translate.google.com/translate?hl=fr&amp;sl=en&amp;u=http://www.vogella.com/tutorials/Gradle/article.html&amp;prev=search" text:style-name="Internet_20_link" text:visited-style-name="Visited_20_Internet_20_Link">https://translate.google.com/translate?hl=fr&amp;sl=en&amp;u=http://www.vogella.com/tutorials/Gradle/article.html&amp;prev=search</text:a> <text:span text:style-name="T2">2</text:span></text:p>
      <text:p text:style-name="P21"/>
      <text:p text:style-name="P17"/>
      <text:p text:style-name="P16"/>
      <text:p text:style-name="P22">PDF en word</text:p>
      <text:p text:style-name="P22"><text:a xlink:type="simple" xlink:href="https://smallpdf.com/fr" text:style-name="Internet_20_link" text:visited-style-name="Visited_20_Internet_20_Link">https://smallpdf.com/fr</text:a></text:p>
      <text:p text:style-name="P22"><text:a xlink:type="simple" xlink:href="http://pdf2doc.com/fr/" text:style-name="Internet_20_link" text:visited-style-name="Visited_20_Internet_20_Link">http://pdf2doc.com/fr/</text:a></text:p>
      <text:p text:style-name="P22"/>
      <text:p text:style-name="P23">Jooq</text:p>
      <text:p text:style-name="P23"><text:a xlink:type="simple" xlink:href="https://translate.googleusercontent.com/translate_c?depth=1&amp;hl=fr&amp;prev=search&amp;rurl=translate.google.com&amp;sl=en&amp;sp=nmt4&amp;u=http://www.jooq.org/doc/3.10/manual/&amp;xid=17259,15700021,15700124,15700149,15700168,15700173,15700186,15700191,15700201,15700205&amp;usg=ALkJrhjltgcBXWYB1NAR5j3dp33Sh5c7uQ" text:style-name="Internet_20_link" text:visited-style-name="Visited_20_Internet_20_Link">https://translate.googleusercontent.com/translate_c?depth=1&amp;hl=fr&amp;prev=search&amp;rurl=translate.google.com&amp;sl=en&amp;sp=nmt4&amp;u=http://www.jooq.org/doc/3.10/manual/&amp;xid=17259,15700021,15700124,15700149,15700168,15700173,15700186,15700191,15700201,15700205&amp;usg=ALkJrhjltgcBXWYB1NAR5j3dp33Sh5c7uQ</text:a></text:p>
      <text:p text:style-name="P23"/>
      <text:p text:style-name="P1"><text:soft-page-break/>Dao <text:span text:style-name="T7">pour exple base de donnée (2)</text:span></text:p>
      <text:p text:style-name="P24"><text:a xlink:type="simple" xlink:href="https://cyrille-herby.developpez.com/tutoriels/java/mapper-sa-base-donnees-avec-pattern-dao/" text:style-name="Internet_20_link" text:visited-style-name="Visited_20_Internet_20_Link">https://cyrille-herby.developpez.com/tutoriels/java/mapper-sa-base-donnees-avec-pattern-dao/</text:a> <text:span text:style-name="T3">1</text:span></text:p>
      <text:p text:style-name="P2"/>
      <text:p text:style-name="P2"/>
      <text:p text:style-name="P25"><text:a xlink:type="simple" xlink:href="https://fr.wikipedia.org/wiki/Objet_d%27accès_aux_données" text:style-name="Internet_20_link" text:visited-style-name="Visited_20_Internet_20_Link">https://fr.wikipedia.org/wiki/Objet_d%27acc%C3%A8s_aux_donn%C3%A9es</text:a> <text:span text:style-name="T4">2</text:span></text:p>
      <text:p text:style-name="P25"/>
      <text:p text:style-name="P3"><text:span text:style-name="T8">C</text:span>onnexion à une base de donnée</text:p>
      <text:p text:style-name="P26"><text:a xlink:type="simple" xlink:href="https://alwin.developpez.com/articles/java/jdbc/introduction/" text:style-name="Internet_20_link" text:visited-style-name="Visited_20_Internet_20_Link">https://alwin.developpez.com/articles/java/jdbc/introduction/</text:a></text:p>
      <text:p text:style-name="P26"/>
      <text:p text:style-name="P25"/>
      <text:p text:style-name="P27">Office en ligne</text:p>
      <text:p text:style-name="P27"><text:a xlink:type="simple" xlink:href="https://www.office.com/?ref=logout" text:style-name="Internet_20_link" text:visited-style-name="Visited_20_Internet_20_Link">https://www.office.com/?ref=logout</text:a></text:p>
      <text:p text:style-name="P27"/>
      <text:p text:style-name="P28">Circuir de dépenses</text:p>
      <text:p text:style-name="P28"><text:a xlink:type="simple" xlink:href="http://www.laminaudieredemoira.com/#entries" text:style-name="Internet_20_link" text:visited-style-name="Visited_20_Internet_20_Link">http://www.laminaudieredemoira.com/#entries</text:a></text:p>
      <text:p text:style-name="P29"><text:a xlink:type="simple" xlink:href="http://www.budget.gouv.cd/2012/cd2013/documents/manuel_chaine_2010_amende.pdf" text:style-name="Internet_20_link" text:visited-style-name="Visited_20_Internet_20_Link">http://www.budget.gouv.cd/2012/cd2013/documents/manuel_chaine_2010_amende.pdf</text:a></text:p>
      <text:p text:style-name="P30"><text:a xlink:type="simple" xlink:href="https://www.pimido.com/timeline" text:style-name="Internet_20_link" text:visited-style-name="Visited_20_Internet_20_Link">https://www.pimido.com/timeline</text:a></text:p>
      <text:p text:style-name="P30"/>
      <text:p text:style-name="P31">rôle test</text:p>
      <text:p text:style-name="P32"><text:a xlink:type="simple" xlink:href="http://www.javarticles.com/2016/02/junit-testname-rule-example.html" text:style-name="Internet_20_link" text:visited-style-name="Visited_20_Internet_20_Link">http://www.javarticles.com/2016/02/junit-testname-rule-example.html</text:a></text:p>
      <text:p text:style-name="P32"/>
      <text:p text:style-name="P31"><text:a xlink:type="simple" xlink:href="https://translate.googleusercontent.com/translate_c?depth=1&amp;hl=fr&amp;prev=search&amp;rurl=translate.google.com&amp;sl=en&amp;sp=nmt4&amp;u=https://github.com/junit-team/junit4/wiki/rules&amp;xid=17259,15700022,15700124,15700149,15700168,15700173,15700186,15700190,15700201&amp;usg=ALkJrhgS78MZM38XNXQ-ebKsNQqWfADrzQ" text:style-name="Internet_20_link" text:visited-style-name="Visited_20_Internet_20_Link">https://translate.googleusercontent.com/translate_c?depth=1&amp;hl=fr&amp;prev=search&amp;rurl=translate.google.com&amp;sl=en&amp;sp=nmt4&amp;u=https://github.com/j</text:a><text:a xlink:type="simple" xlink:href="https://translate.googleusercontent.com/translate_c?depth=1&amp;hl=fr&amp;prev=search&amp;rurl=translate.google.com&amp;sl=en&amp;sp=nmt4&amp;u=https://github.com/junit-team/junit4/wiki/rules&amp;xid=17259,15700022,15700124,15700149,15700168,15700173,15700186,15700190,15700201&amp;usg=ALkJrhgS78MZM38XNXQ-ebKsNQqWfADrzQ" text:style-name="Internet_20_link" text:visited-style-name="Visited_20_Internet_20_Link">unit-team/junit4/wiki/rules&amp;xid=17259,15700022,15700124,15700149,15700168,15700173,15700186,15700190,15700201&amp;usg=ALkJrhgS78MZM38XNXQ-ebKsNQqWfADrzQ</text:a></text:p>
      <text:p text:style-name="P31">anglais</text:p>
      <text:p text:style-name="P31"><text:a xlink:type="simple" xlink:href="https://github.com/junit-team/junit4/wiki/rules" text:style-name="Internet_20_link" text:visited-style-name="Visited_20_Internet_20_Link">https://github.com/junit-team/junit4/wiki/rules</text:a></text:p>
      <text:p text:style-name="P31"><text:s/></text:p>
      <text:p text:style-name="P33">Circuit dépenses</text:p>
      <text:p text:style-name="P33"><text:a xlink:type="simple" xlink:href="http://www.budget.gouv.cd/2012/cd2013/documents/manuel_chaine_2010_amende.pdf" text:style-name="Internet_20_link" text:visited-style-name="Visited_20_Internet_20_Link">http://www.budget.gouv.cd/2012/cd2013/documents/manuel_chaine_2010_amende.pdf</text:a></text:p>
      <text:p text:style-name="P33"><text:a xlink:type="simple" xlink:href="http://bibliotheque.pssfp.net/livres/GUIDE_DEXECUTION_DES_DEPENSES_PUBLIQUES_.pdf" text:style-name="Internet_20_link" text:visited-style-name="Visited_20_Internet_20_Link">http://bibliotheque.pssfp.net/livres/GUIDE_DEXECUTION_DES_DEPENSES_PUBLIQUES_.pdf</text:a></text:p>
      <text:p text:style-name="P34"><text:a xlink:type="simple" xlink:href="http://www.tamtaminfo.com/la-procedure-de-controle-actuel-de-lexecution-des-depenses-publiques-au-niger-peut-elle-empecher-la-reedition-des-pratiques-des-fausses-factures/" text:style-name="Internet_20_link" text:visited-style-name="Visited_20_Internet_20_Link">http://www.tamtaminfo.com/la-procedure-de-controle-actuel-de-lexecution-des-depenses-publiques-au-niger-peut-elle-empecher-la-reedition-des-pratiques-des-fausses-factures/</text:a></text:p>
      <text:p text:style-name="P35"><text:a xlink:type="simple" xlink:href="http://www.cours-de-droit.net/la-procedure-d-execution-des-depenses-publiques-a126616136" text:style-name="Internet_20_link" text:visited-style-name="Visited_20_Internet_20_Link">http://www.cours-de-droit.net/la-procedure-d-execution-des-depenses-publiques-a126616136</text:a></text:p>
      <text:p text:style-name="P35"><text:s/><text:span text:style-name="T9">Guice injecteur</text:span></text:p>
      <text:p text:style-name="P36"><text:a xlink:type="simple" xlink:href="http://www.baeldung.com/guice" text:style-name="Internet_20_link" text:visited-style-name="Visited_20_Internet_20_Link">http://www.baeldung.com/guice</text:a></text:p>
      <text:p text:style-name="P37">Installation notpad++</text:p>
      <text:p text:style-name="P37"><text:a xlink:type="simple" xlink:href="https://translate.google.com/translate?hl=fr&amp;sl=en&amp;tl=fr&amp;u=https%3A%2F%2Fwebsiteforstudents.com%2Finstall-notepad-on-ubuntu-16-04-17-10-18-04-via-snap%2F&amp;sandbox=1" text:style-name="Internet_20_link" text:visited-style-name="Visited_20_Internet_20_Link">https://translate.google.com/translate?hl=fr&amp;sl=en&amp;tl=fr&amp;u=https%3A%2F%2Fwebsiteforstudents.com%2Finstall-notepad-on-ubuntu-16-04-17-10-18-04-via-snap%2F&amp;sandbox=1</text:a></text:p>
      <text:p text:style-name="P38">Apache2</text:p>
      <text:p text:style-name="P38"><text:a xlink:type="simple" xlink:href="https://doc.ubuntu-fr.org/apache2" text:style-name="Internet_20_link" text:visited-style-name="Visited_20_Internet_20_Link">https://doc.ubuntu-fr.org/apache2</text:a></text:p>
      <text:p text:style-name="P39"><text:a xlink:type="simple" xlink:href="https://doc.ubuntu-fr.org/lamp" text:style-name="Internet_20_link" text:visited-style-name="Visited_20_Internet_20_Link">https://doc.ubuntu-fr.org/lamp</text:a></text:p>
      <text:p text:style-name="P40">Connexion postgres</text:p>
      <text:p text:style-name="P40"><text:a xlink:type="simple" xlink:href="http://php.net/manual/fr/function.pg-connect.php" text:style-name="Internet_20_link" text:visited-style-name="Visited_20_Internet_20_Link">http://php.net/manual/fr/function.pg-connect.php</text:a></text:p>
      <text:p text:style-name="P40"><text:a xlink:type="simple" xlink:href="http://www.zone-webmasters.net/codes-sources/php/41-connexion-et-requetes-avec-postgresql-en-php.html" text:style-name="Internet_20_link" text:visited-style-name="Visited_20_Internet_20_Link">http://www.zone-webmasters.net/codes-sources/php/41-connexion-et-requetes-avec-postgresql-en-php.html</text:a></text:p>
      <text:p text:style-name="P40"><text:a xlink:type="simple" xlink:href="https://secure.php.net/manual/fr/function.pg-connect.php" text:style-name="Internet_20_link" text:visited-style-name="Visited_20_Internet_20_Link">https://secure.php.net/manual/fr/function.pg-connect.php</text:a></text:p>
      <text:p text:style-name="P40"/>
      <text:p text:style-name="P41">yaml</text:p>
      <text:p text:style-name="P41"><text:a xlink:type="simple" xlink:href="https://undeveloppeur.wordpress.com/2011/09/25/le-format-de-fichier-yaml-pour-les-debutants/" text:style-name="Internet_20_link" text:visited-style-name="Visited_20_Internet_20_Link">https://undeveloppeur.wordpress.com/2011/09/25/le-format-de-fichier-yaml-pour-les-debutants/</text:a></text:p>
      <text:p text:style-name="P42"><text:soft-page-break/><text:a xlink:type="simple" xlink:href="http://sweetohm.net/article/introduction-yaml.html" text:style-name="Internet_20_link" text:visited-style-name="Visited_20_Internet_20_Link">http://sweetohm.net/article/introduction-yaml.html</text:a></text:p>
      <text:p text:style-name="P43"><text:a xlink:type="simple" xlink:href="http://jyaml.sourceforge.net/index.html" text:style-name="Internet_20_link" text:visited-style-name="Visited_20_Internet_20_Link">http://jyaml.sourceforge.net/index.html</text:a></text:p>
      <text:p text:style-name="P43"/>
      <text:p text:style-name="P44">jdk</text:p>
      <text:p text:style-name="P44"><text:a xlink:type="simple" xlink:href="https://gist.github.com/filipelenfers/ef3f593deb0751944bb54b744bcac074" text:style-name="Internet_20_link" text:visited-style-name="Visited_20_Internet_20_Link">https://gist.github.com/filipelenfers/ef3f593deb0751944bb54b744bcac074</text:a></text:p>
      <text:p text:style-name="P45"><text:a xlink:type="simple" xlink:href="https://www.digitalocean.com/community/tutorials/how-to-manually-install-oracle-java-on-a-debian-or-ubuntu-vps" text:style-name="Internet_20_link" text:visited-style-name="Visited_20_Internet_20_Link">https://www.digitalocean.com/community/tutorials/how-to-manually-install-oracle-java-on-a-debian-or-ubuntu-vps</text:a></text:p>
      <text:p text:style-name="P45"/>
      <text:p text:style-name="P39"/>
      <text:p text:style-name="P46">SELECT p.id AS id_projet,</text:p>
      <text:p text:style-name="P46"><text:s text:c="4"/>p.code,</text:p>
      <text:p text:style-name="P46"><text:s text:c="4"/>p.intitule,</text:p>
      <text:p text:style-name="P46"><text:s text:c="4"/>s.code AS code_section,</text:p>
      <text:p text:style-name="P46"><text:s text:c="4"/>s.intitule AS intitule_section,</text:p>
      <text:p text:style-name="P46"><text:s text:c="4"/>pr.code AS code_programme,</text:p>
      <text:p text:style-name="P46"><text:s text:c="4"/>pr.intitule AS intitule_programme</text:p>
      <text:p text:style-name="P46"><text:s text:c="3"/>FROM dppd_budget.projet p, referentiel.r_section s, referentiel.r_programme pr</text:p>
      <text:p text:style-name="P46"><text:s text:c="3"/>WHERE p.id = s.id;</text:p>
      <text:p text:style-name="P46"/>
      <text:p text:style-name="P46"/>
      <text:p text:style-name="P47">SELECT nt.id_note,</text:p>
      <text:p text:style-name="P47"><text:s text:c="4"/>et.id_etudiant,</text:p>
      <text:p text:style-name="P47"><text:s text:c="4"/>et.nom,</text:p>
      <text:p text:style-name="P47"><text:s text:c="4"/>et.prenom,</text:p>
      <text:p text:style-name="P47"><text:s text:c="4"/>mt.id_matiere,</text:p>
      <text:p text:style-name="P47"><text:s text:c="4"/>mt.description,</text:p>
      <text:p text:style-name="P47"><text:s text:c="4"/>cl.id_classe,</text:p>
      <text:p text:style-name="P47"><text:s text:c="4"/>cl.libelle_classe,</text:p>
      <text:p text:style-name="P47"><text:s text:c="4"/>nt.coefficiant,</text:p>
      <text:p text:style-name="P47"><text:s text:c="4"/>nt.note</text:p>
      <text:p text:style-name="P47"><text:s text:c="3"/>FROM public.note nt, public.classe cl, public.etudiant et, public.matiere mt</text:p>
      <text:p text:style-name="P47"><text:s text:c="3"/>WHERE nt.id_classe = cl.id_classe AND nt.id_etudiant = et.id_etudiant AND nt.id_matiere = mt.id_matiere;</text:p>
      <text:p text:style-name="P46"/>
      <text:p text:style-name="P48">cont </text:p>
      <text:p text:style-name="P48">SELECT nt.id_note,</text:p>
      <text:p text:style-name="P48"><text:s text:c="4"/>et.id_etudiant,</text:p>
      <text:p text:style-name="P48"><text:s text:c="4"/>et.nom ||' '|| et.prenom AS etudiant,</text:p>
      <text:p text:style-name="P48"><text:s text:c="4"/>mt.id_matiere,</text:p>
      <text:p text:style-name="P48"><text:s text:c="4"/>mt.description,</text:p>
      <text:p text:style-name="P48"><text:s text:c="4"/>cl.id_classe,</text:p>
      <text:p text:style-name="P48"><text:s text:c="4"/>cl.libelle_classe,</text:p>
      <text:p text:style-name="P48"><text:s text:c="4"/>nt.coefficiant,</text:p>
      <text:p text:style-name="P48"><text:s text:c="4"/>nt.note</text:p>
      <text:p text:style-name="P48"><text:s text:c="3"/>FROM public.note nt, public.classe cl, public.etudiant et, public.matiere mt</text:p>
      <text:p text:style-name="P48"><text:s text:c="3"/>WHERE nt.id_classe = cl.id_classe AND nt.id_etudiant = et.id_etudiant AND nt.id_matiere = mt.id_matiere;</text:p>
      <text:p text:style-name="P46"/>
      <text:p text:style-name="P46"/>
      <text:p text:style-name="P46"/>
      <text:p text:style-name="P46"/>
      <text:p text:style-name="P46">psql -h osr-postgresql.unistra.fr -U &lt;loginBDD&gt;</text:p>
      <text:p text:style-name="P46"><text:soft-page-break/></text:p>
      <text:p text:style-name="P49">advinteck@advinteck-CR72-6M:~$ psql -h localhost -U postgres -d gestion</text:p>
      <text:p text:style-name="P49"/>
      <text:p text:style-name="P50">advinteck@advinteck-CR72-6M:~$ sudo cp -R /home/advinteck/Bureau/test-play/ /var/www/html/</text:p>
      <text:p text:style-name="P50"/>
      <text:h text:style-name="P60" text:outline-level="1">play</text:h>
      <text:p text:style-name="P51"><text:a xlink:type="simple" xlink:href="http://jlguillaume.free.fr/www/documents/teaching/ntw1314/LI385_C5_PLAY.pdf" text:style-name="Internet_20_link" text:visited-style-name="Visited_20_Internet_20_Link">http://jlguillaume.free.fr/www/documents/teaching/ntw1314/LI385_C5_PLAY.pdf</text:a></text:p>
      <text:p text:style-name="P51"/>
      <text:p text:style-name="P51"><text:a xlink:type="simple" xlink:href="https://blog.oxiane.com/2011/07/26/une-journee-de-dev-avec-le-framework-play/" text:style-name="Internet_20_link" text:visited-style-name="Visited_20_Internet_20_Link">https://blog.oxiane.com/2011/07/26/une-journee-de-dev-avec-le-framework-play/</text:a></text:p>
      <text:p text:style-name="P51"/>
      <text:h text:style-name="P60" text:outline-level="1">j<text:span text:style-name="T1">ava 8 </text:span><text:span text:style-name="T5">selecFrom</text:span></text:h>
      <text:p text:style-name="P52"><text:a xlink:type="simple" xlink:href="https://translate.google.com/translate?hl=fr&amp;sl=en&amp;u=https://www.jooq.org/doc/latest/manual/sql-building/sql-statements/select-statement/&amp;prev=search" text:style-name="Internet_20_link" text:visited-style-name="Visited_20_Internet_20_Link">https://translate.google.com/translate?hl=fr&amp;sl=en&amp;u=https://www.jooq.org/doc/latest/manual/sql-building/sql-statements/select-statement/&amp;prev=search</text:a></text:p>
      <text:p text:style-name="P52"/>
      <text:h text:style-name="Heading_20_1" text:outline-level="1"><text:span text:style-name="T11">Pour le contrôle des formulaire</text:span><text:span text:style-name="T10"> CSRF</text:span><text:span text:style-name="T12"> </text:span></text:h>
      <text:p text:style-name="P53"><text:a xlink:type="simple" xlink:href="https://translate.googleusercontent.com/translate_c?depth=1&amp;hl=fr&amp;prev=search&amp;rurl=translate.google.com&amp;sl=en&amp;sp=nmt4&amp;u=https://stackoverflow.com/questions/45017920/post-method-rendering-403-forbidden-page-instead-of-executing-post-method-code&amp;xid=17259,15700022,15700124,15700149,15700186,15700190,15700201,15700214&amp;usg=ALkJrhgXfd4MF-Py4DKk1IbyjpY1ZEnSlQ" text:style-name="Internet_20_link" text:visited-style-name="Visited_20_Internet_20_Link">https://translate.googleusercontent.com/translate_c?depth=1&amp;hl=fr&amp;prev=search&amp;rurl=translate.google.com&amp;sl=en&amp;sp=nmt4&amp;u=https://stackoverflow.com/questions/45017920/post-method-rendering-403-forbidden-page-instead-of-executing-post-method-code&amp;xid=17259,15700022,15700124,15700149,15700186,15700190,15700201,15700214&amp;usg=ALkJrhgXfd4MF-Py4DKk1IbyjpY1ZEnSlQ</text:a></text:p>
      <text:p text:style-name="P53"/>
      <text:h text:style-name="P60" text:outline-level="1">Installation deb</text:h>
      <text:p text:style-name="P54">sudo dpkg -i jasper-reports-TIB_js-studiocomm_6.5.1.final_linux_amd64.deb</text:p>
      <text:p text:style-name="P54"/>
      <text:p text:style-name="P55">SELECT nt.id_note,</text:p>
      <text:p text:style-name="P55"><text:s text:c="4"/>et.id_etudiant,</text:p>
      <text:p text:style-name="P55"><text:s text:c="4"/>et.nom ||' '|| et.prenom AS etudiant,</text:p>
      <text:p text:style-name="P55"><text:s text:c="4"/>et.matricule,</text:p>
      <text:p text:style-name="P55"><text:s text:c="4"/>mt.id_matiere,</text:p>
      <text:p text:style-name="P55"><text:s text:c="4"/>mt.libelle_matiere,</text:p>
      <text:p text:style-name="P55"><text:s text:c="4"/>mt.description,</text:p>
      <text:p text:style-name="P55"><text:s text:c="4"/>cl.id_classe,</text:p>
      <text:p text:style-name="P55"><text:s text:c="4"/>cl.libelle_classe,</text:p>
      <text:p text:style-name="P55"><text:s text:c="4"/>nt.coefficiant,</text:p>
      <text:p text:style-name="P55"><text:s text:c="4"/>nt.note</text:p>
      <text:p text:style-name="P55"><text:s text:c="3"/>FROM public.note nt, public.classe cl, public.etudiant et, public.matiere mt</text:p>
      <text:p text:style-name="P55"><text:s text:c="3"/>WHERE nt.id_classe = cl.id_classe </text:p>
      <text:p text:style-name="P55"><text:tab/> <text:s text:c="2"/>AND nt.id_etudiant = et.id_etudiant </text:p>
      <text:p text:style-name="P55"><text:tab/> <text:s text:c="2"/>AND nt.id_matiere = mt.id_matiere </text:p>
      <text:p text:style-name="P55"><text:tab/> <text:s text:c="2"/>AND et.matricule LIKE 'CL/2018/001%'</text:p>
      <text:p text:style-name="P55"><text:tab/> <text:s text:c="2"/>AND cast(cl.id_classe as text) LIKE '8%'</text:p>
      <text:p text:style-name="P56"><text:tab/> <text:s text:c="2"/></text:p>
      <text:p text:style-name="P56"/>
      <text:h text:style-name="P60" text:outline-level="1"><text:soft-page-break/>Cour java</text:h>
      <text:p text:style-name="P5"><text:a xlink:type="simple" xlink:href="http://igm.univ-mlv.fr/~chilowi/teaching/subjects/java/index.std.html" text:style-name="Internet_20_link" text:visited-style-name="Visited_20_Internet_20_Link"><text:span text:style-name="T14">http://igm.univ-mlv.fr/~chilowi/teaching/subjects/java/index.std.html</text:span></text:a></text:p>
      <text:p text:style-name="P57"/>
      <text:p text:style-name="P7"><text:a xlink:type="simple" xlink:href="https://fr.wikibooks.org/wiki/Programmation_Java/Classes_internes" text:style-name="Internet_20_link" text:visited-style-name="Visited_20_Internet_20_Link"><text:span text:style-name="T14">https://fr.wikibooks.org/wiki/Programmation_Java/Classes_internes</text:span></text:a></text:p>
      <text:p text:style-name="P6"/>
      <text:h text:style-name="P60" text:outline-level="1">Procédures stockées <text:span text:style-name="T13">et requêtes préparées</text:span></text:h>
      <text:p text:style-name="P4"><text:a xlink:type="simple" xlink:href="https://openclassrooms.com/fr/courses/1959476-administrez-vos-bases-de-donnees-avec-mysql/1971667-procedures-stockees" text:style-name="Internet_20_link" text:visited-style-name="Visited_20_Internet_20_Link"><text:span text:style-name="T14">https://openclassrooms.com/fr/courses/1959476-administrez-vos-bases-de-donnees-avec-mysql/1971667-procedures-stockees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5:56:38.480433921</meta:creation-date>
    <dc:date>2018-10-31T10:10:16.662179007</dc:date>
    <meta:editing-duration>PT29M38S</meta:editing-duration>
    <meta:editing-cycles>12</meta:editing-cycles>
    <meta:generator>LibreOffice/5.1.2.2$Linux_X86_64 LibreOffice_project/10m0$Build-2</meta:generator>
    <meta:document-statistic meta:table-count="0" meta:image-count="0" meta:object-count="0" meta:page-count="5" meta:paragraph-count="135" meta:word-count="297" meta:character-count="6574" meta:non-whitespace-character-count="6226"/>
  </office:meta>
</office:document-meta>
</file>